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4.738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5" table:default-cell-style-name="ce2"/>
        <table:table-column table:style-name="co4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2"/>
        <table:table-column table:style-name="co2" table:default-cell-style-name="ce1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ce2"/>
        <table:table-column table:style-name="co6" table:default-cell-style-name="ce2"/>
        <table:table-column table:style-name="co2" table:number-columns-repeated="2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Page Number</text:p>
          </table:table-cell>
          <table:table-cell table:style-name="ce1" office:value-type="string" calcext:value-type="string">
            <text:p>mohammedkm_23-01-2026_8-50-01_23Page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confidance</text:p>
          </table:table-cell>
          <table:table-cell table:style-name="ce1" office:value-type="string" calcext:value-type="string">
            <text:p>Trade Finance_20210603075228_1.00_21Pages/New document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confidance</text:p>
          </table:table-cell>
          <table:table-cell table:style-name="ce1" office:value-type="string" calcext:value-type="string">
            <text:p>Trade Finance_20201223092157_1.00_31Page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confidance </text:p>
          </table:table-cell>
          <table:table-cell office:value-type="string" calcext:value-type="string">
            <text:p>Trade Finance_20210520184923_1.00_52Page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confidance</text:p>
          </table:table-cell>
          <table:table-cell table:style-name="ce1" office:value-type="string" calcext:value-type="string">
            <text:p>Trade Finance_20210208145328_1.00_36Page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confidance</text:p>
          </table:table-cell>
          <table:table-cell office:value-type="string" calcext:value-type="string">
            <text:p>Trade Finance_20210318074714_1.00_78Page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confidance </text:p>
          </table:table-cell>
          <table:table-cell table:style-name="ce1" office:value-type="string" calcext:value-type="string">
            <text:p>Trade Finance_20210617185649_1.00_37Page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confidance</text:p>
          </table:table-cell>
          <table:table-cell office:value-type="string" calcext:value-type="string">
            <text:p>Trade Finance_20210816122339_1.00_46Page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confidance</text:p>
          </table:table-cell>
          <table:table-cell table:style-name="ce1" office:value-type="string" calcext:value-type="string">
            <text:p>Doc 3 ver 1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confidance </text:p>
          </table:table-cell>
          <table:table-cell table:style-name="ce1" office:value-type="string" calcext:value-type="string">
            <text:p>Doc 5 ver 1</text:p>
          </table:table-cell>
          <table:table-cell table:style-name="ce1" office:value-type="string" calcext:value-type="string">
            <text:p>prediction</text:p>
          </table:table-cell>
          <table:table-cell office:value-type="string" calcext:value-type="string">
            <text:p>confidance</text:p>
          </table:table-cell>
        </table:table-row>
        <table:table-row table:style-name="ro2">
          <table:table-cell office:value-type="string" calcext:value-type="string">
            <text:p>Page_1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float" office:value="0.376514792442322" calcext:value-type="float">
            <text:p>0.376514792442322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16716384887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float" office:value="0.376465559005737" calcext:value-type="float">
            <text:p>0.376465559005737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5209317207336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1175260543823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438468694686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5365467071533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office:value-type="string" calcext:value-type="string">
            <text:p>0.4021374583244324</text:p>
          </table:table-cell>
        </table:table-row>
        <table:table-row table:style-name="ro2">
          <table:table-cell office:value-type="string" calcext:value-type="string">
            <text:p>Page_2</text:p>
          </table:table-cell>
          <table:table-cell table:style-name="ce1" office:value-type="string" calcext:value-type="string">
            <text:p>BOE</text:p>
          </table:table-cell>
          <table:table-cell table:style-name="Default" office:value-type="string" calcext:value-type="string">
            <text:p>BOE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40512463450431824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LC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C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LC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40079036355018616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LC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C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3838600814342499</text:p>
          </table:table-cell>
          <table:table-cell table:style-name="ce1" office:value-type="string" calcext:value-type="string">
            <text:p>BOE</text:p>
          </table:table-cell>
          <table:table-cell table:style-name="Default" office:value-type="string" calcext:value-type="string">
            <text:p>Others</text:p>
          </table:table-cell>
          <table:table-cell office:value-type="string" calcext:value-type="string">
            <text:p>0.329783171415329</text:p>
          </table:table-cell>
        </table:table-row>
        <table:table-row table:style-name="ro2">
          <table:table-cell office:value-type="string" calcext:value-type="string">
            <text:p>Page_3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4067655503749847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40362003445625305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LC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7131567001343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LC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C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Page_4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407774716615676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S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4036474525928497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63063406944275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4057122170925140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4026551842689514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Page_5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1509954929352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3179297447205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70427560806274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406313449144363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4047662913799286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string" calcext:value-type="string">
            <text:p>0.9127834588289261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Page_6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BOE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5897931456565857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403160810470581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64636969566345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487538814544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64350867271423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401500344276428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66428089141846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string" calcext:value-type="string">
            <text:p>0.9935263246297836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Page_7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BOE</text:p>
          </table:table-cell>
          <table:table-cell table:style-name="Default" office:value-type="string" calcext:value-type="string">
            <text:p>BOE</text:p>
          </table:table-cell>
          <table:table-cell table:style-name="Default" office:value-type="string" calcext:value-type="string">
            <text:p>0.6235872507095337</text:p>
          </table:table-cell>
          <table:table-cell table:style-name="ce1" office:value-type="string" calcext:value-type="string">
            <text:p>BOE</text:p>
          </table:table-cell>
          <table:table-cell table:style-name="Default" office:value-type="string" calcext:value-type="string">
            <text:p>BOE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6976594924927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720547676086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64341926574707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2304260730743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6331970691681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string" calcext:value-type="string">
            <text:p>0.993509516119957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Page_8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BOE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540000021457672</text:p>
          </table:table-cell>
          <table:table-cell table:style-name="ce1" office:value-type="string" calcext:value-type="string">
            <text:p>BOE</text:p>
          </table:table-cell>
          <table:table-cell table:style-name="Default" office:value-type="string" calcext:value-type="string">
            <text:p>BOE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9549713134766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9289112091064</text:p>
          </table:table-cell>
          <table:table-cell table:number-columns-repeated="2" office:value-type="string" calcext:value-type="string">
            <text:p>CS</text:p>
          </table:table-cell>
          <table:table-cell office:value-type="string" calcext:value-type="string">
            <text:p>0.40503108501434326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352985143661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63790583610535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office:value-type="string" calcext:value-type="string">
            <text:p>0.9932339787483215</text:p>
          </table:table-cell>
        </table:table-row>
        <table:table-row table:style-name="ro2">
          <table:table-cell office:value-type="string" calcext:value-type="string">
            <text:p>Page_9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0.9912097454071045</text:p>
          </table:table-cell>
          <table:table-cell table:style-name="ce1" office:value-type="string" calcext:value-type="string">
            <text:p>BOE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11206912994385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LC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3419375419617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752376556396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2792944908142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4011503159999847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477240085602</text:p>
          </table:table-cell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office:value-type="string" calcext:value-type="string">
            <text:p>0.9931829571723938</text:p>
          </table:table-cell>
        </table:table-row>
        <table:table-row table:style-name="ro2">
          <table:table-cell office:value-type="string" calcext:value-type="string">
            <text:p>Page_10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0.6123718619346619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4074110686779022</text:p>
          </table:table-cell>
          <table:table-cell table:number-columns-repeated="2" office:value-type="string" calcext:value-type="string">
            <text:p>CS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009211540222</text:p>
          </table:table-cell>
          <table:table-cell office:value-type="string" calcext:value-type="string">
            <text:p>BOE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5240089893341064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3847053050995</text:p>
          </table:table-cell>
          <table:table-cell table:number-columns-repeated="2" office:value-type="string" calcext:value-type="string">
            <text:p>CS</text:p>
          </table:table-cell>
          <table:table-cell office:value-type="string" calcext:value-type="string">
            <text:p>0.40280598402023315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151985242962837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office:value-type="string" calcext:value-type="string">
            <text:p>0.9932329654693604</text:p>
          </table:table-cell>
        </table:table-row>
        <table:table-row table:style-name="ro2">
          <table:table-cell office:value-type="string" calcext:value-type="string">
            <text:p>Page_11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0.8759345412254333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4759600162506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BOE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814172267914</text:p>
          </table:table-cell>
          <table:table-cell office:value-type="string" calcext:value-type="string">
            <text:p>BOE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3120372891426086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0.827617190778255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453073263168335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382903695106506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office:value-type="string" calcext:value-type="string">
            <text:p>0.9932326078414917</text:p>
          </table:table-cell>
        </table:table-row>
        <table:table-row table:style-name="ro2">
          <table:table-cell office:value-type="string" calcext:value-type="string">
            <text:p>Page_12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0.8594087362289429</text:p>
          </table:table-cell>
          <table:table-cell table:style-name="ce1" office:value-type="string" calcext:value-type="string">
            <text:p>BOE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2753318548202515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5552341938019</text:p>
          </table:table-cell>
          <table:table-cell table:number-columns-repeated="2" office:value-type="string" calcext:value-type="string">
            <text:p>BOE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9420087337494</text:p>
          </table:table-cell>
          <table:table-cell table:number-columns-repeated="2" office:value-type="string" calcext:value-type="string">
            <text:p>CS</text:p>
          </table:table-cell>
          <table:table-cell office:value-type="string" calcext:value-type="string">
            <text:p>0.40439632534980774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0.45353958010673523</text:p>
          </table:table-cell>
          <table:table-cell table:number-columns-repeated="2" office:value-type="string" calcext:value-type="string">
            <text:p>CS</text:p>
          </table:table-cell>
          <table:table-cell office:value-type="string" calcext:value-type="string">
            <text:p>0.4027387797832489</text:p>
          </table:table-cell>
          <table:table-cell table:number-columns-repeated="3"/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office:value-type="string" calcext:value-type="string">
            <text:p>0.9932153224945068</text:p>
          </table:table-cell>
        </table:table-row>
        <table:table-row table:style-name="ro2">
          <table:table-cell office:value-type="string" calcext:value-type="string">
            <text:p>Page_13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559423089027405</text:p>
          </table:table-cell>
          <table:table-cell table:style-name="ce1" office:value-type="string" calcext:value-type="string">
            <text:p>BOE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6569735407829285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1799788475037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9929981231689453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5358185768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311539173126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string" calcext:value-type="string">
            <text:p>0.605500519275665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0.6979168251564261</text:p>
          </table:table-cell>
          <table:table-cell table:number-columns-repeated="3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office:value-type="string" calcext:value-type="string">
            <text:p>0.3751353323459625</text:p>
          </table:table-cell>
        </table:table-row>
        <table:table-row table:style-name="ro2">
          <table:table-cell office:value-type="string" calcext:value-type="string">
            <text:p>Page_14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08067536354065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525685787201</text:p>
          </table:table-cell>
          <table:table-cell table:number-columns-repeated="2" office:value-type="string" calcext:value-type="string">
            <text:p>CS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E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522043526172638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0.9839953780174255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0.5690178871154785</text:p>
          </table:table-cell>
          <table:table-cell table:number-columns-repeated="3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office:value-type="string" calcext:value-type="string">
            <text:p>0.3754779100418091</text:p>
          </table:table-cell>
        </table:table-row>
        <table:table-row table:style-name="ro2">
          <table:table-cell office:value-type="string" calcext:value-type="string">
            <text:p>Page_15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21450939774513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54566764831543</text:p>
          </table:table-cell>
          <table:table-cell table:number-columns-repeated="2" office:value-type="string" calcext:value-type="string">
            <text:p>BOE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7188787460327</text:p>
          </table:table-cell>
          <table:table-cell table:number-columns-repeated="2"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2794930022209883</text:p>
          </table:table-cell>
          <table:table-cell table:number-columns-repeated="3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office:value-type="string" calcext:value-type="string">
            <text:p>0.37628158926963806</text:p>
          </table:table-cell>
        </table:table-row>
        <table:table-row table:style-name="ro2">
          <table:table-cell office:value-type="string" calcext:value-type="string">
            <text:p>Page_16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9929603934288025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2792632561759092</text:p>
          </table:table-cell>
          <table:table-cell table:number-columns-repeated="3"/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LC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Page_17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CS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4031389355659485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5229027271270752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5752911567688</text:p>
          </table:table-cell>
          <table:table-cell table:number-columns-repeated="2"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office:value-type="string" calcext:value-type="string">
            <text:p>0.9335262179374695</text:p>
          </table:table-cell>
        </table:table-row>
        <table:table-row table:style-name="ro2">
          <table:table-cell office:value-type="string" calcext:value-type="string">
            <text:p>Page_18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0.6544067859649658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office:value-type="string" calcext:value-type="string">
            <text:p>0.9953519105911255</text:p>
          </table:table-cell>
        </table:table-row>
        <table:table-row table:style-name="ro2">
          <table:table-cell office:value-type="string" calcext:value-type="string">
            <text:p>Page_1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70906633138657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0.43470771983265877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0.9914692044258118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Page_20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4450177550316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42823153734207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string" calcext:value-type="string">
            <text:p>0.9924146831035614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0.9863716959953308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Page_21</text:p>
          </table:table-cell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3924613595009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string" calcext:value-type="string">
            <text:p>0.9935430809855461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C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CI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office:value-type="string" calcext:value-type="string">
            <text:p>0.3686760663986206</text:p>
          </table:table-cell>
        </table:table-row>
        <table:table-row table:style-name="ro2">
          <table:table-cell office:value-type="string" calcext:value-type="string">
            <text:p>Page_22</text:p>
          </table:table-cell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string" calcext:value-type="string">
            <text:p>0.9935399889945984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4831732511520386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0.9931987151503563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office:value-type="string" calcext:value-type="string">
            <text:p>0.3741694688796997</text:p>
          </table:table-cell>
        </table:table-row>
        <table:table-row table:style-name="ro2">
          <table:table-cell office:value-type="string" calcext:value-type="string">
            <text:p>Page_23</text:p>
          </table:table-cell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C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office:value-type="string" calcext:value-type="string">
            <text:p>0.3764878511428833</text:p>
          </table:table-cell>
        </table:table-row>
        <table:table-row table:style-name="ro2">
          <table:table-cell office:value-type="string" calcext:value-type="string">
            <text:p>Page_24</text:p>
          </table:table-cell>
          <table:table-cell table:number-columns-repeated="6"/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640499413013458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0.9931404069066048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25</text:p>
          </table:table-cell>
          <table:table-cell table:number-columns-repeated="6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01683661341667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C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PL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7825961112976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26</text:p>
          </table:table-cell>
          <table:table-cell table:number-columns-repeated="6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0.39113014936447144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684868812561035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586912512779236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0670280456543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27</text:p>
          </table:table-cell>
          <table:table-cell table:number-columns-repeated="6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LC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C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362144947052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2947177886963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28</text:p>
          </table:table-cell>
          <table:table-cell table:number-columns-repeated="6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LC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3747811317444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29</text:p>
          </table:table-cell>
          <table:table-cell table:number-columns-repeated="6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LC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C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37007236480713</text:p>
          </table:table-cell>
          <table:table-cell table:number-columns-repeated="2"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30</text:p>
          </table:table-cell>
          <table:table-cell table:number-columns-repeated="6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6683380603790283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3202130794525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638233542442322</text:p>
          </table:table-cell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31</text:p>
          </table:table-cell>
          <table:table-cell table:number-columns-repeated="6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5985369682312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C</text:p>
          </table:table-cell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696461021900177</text:p>
          </table:table-cell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32</text:p>
          </table:table-cell>
          <table:table-cell table:number-columns-repeated="9"/>
          <table:table-cell office:value-type="string" calcext:value-type="string">
            <text:p>B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5354874730110168</text:p>
          </table:table-cell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85129046440125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58615553379059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33</text:p>
          </table:table-cell>
          <table:table-cell table:number-columns-repeated="9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71107053756714</text:p>
          </table:table-cell>
          <table:table-cell table:style-name="ce1" office:value-type="string" calcext:value-type="string">
            <text:p>COO</text:p>
          </table:table-cell>
          <table:table-cell table:style-name="Default" office:value-type="string" calcext:value-type="string">
            <text:p>COO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643549829721451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57976150512695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34</text:p>
          </table:table-cell>
          <table:table-cell table:number-columns-repeated="9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040338039398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04777657985687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809403896332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35</text:p>
          </table:table-cell>
          <table:table-cell table:number-columns-repeated="9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7088055610657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2396856546402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52439022064209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36</text:p>
          </table:table-cell>
          <table:table-cell table:number-columns-repeated="9"/>
          <table:table-cell table:number-columns-repeated="2" office:value-type="string" calcext:value-type="string">
            <text:p>COO</text:p>
          </table:table-cell>
          <table:table-cell office:value-type="string" calcext:value-type="string">
            <text:p>0.9954781979322433</text:p>
          </table:table-cell>
          <table:table-cell table:style-name="ce1" office:value-type="string" calcext:value-type="string">
            <text:p>BOL</text:p>
          </table:table-cell>
          <table:table-cell table:style-name="Default" office:value-type="string" calcext:value-type="string">
            <text:p>BOL</text:p>
          </table:table-cell>
          <table:table-cell table:style-name="Default" office:value-type="float" office:value="0.9" calcext:value-type="float">
            <text:p>0.9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645427078008652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586482524872</text:p>
          </table:table-cell>
          <table:table-cell table:number-columns-repeated="2" office:value-type="string" calcext:value-type="string">
            <text:p>BOL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37</text:p>
          </table:table-cell>
          <table:table-cell table:number-columns-repeated="9"/>
          <table:table-cell table:number-columns-repeated="2" office:value-type="string" calcext:value-type="string">
            <text:p>COO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794170856476</text:p>
          </table:table-cell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Others</text:p>
          </table:table-cell>
          <table:table-cell table:style-name="Default" office:value-type="string" calcext:value-type="string">
            <text:p>0.3766332566738128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77413225173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38</text:p>
          </table:table-cell>
          <table:table-cell table:number-columns-repeated="9"/>
          <table:table-cell table:number-columns-repeated="2" office:value-type="string" calcext:value-type="string">
            <text:p>COO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710222601890564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23661756515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39</text:p>
          </table:table-cell>
          <table:table-cell table:number-columns-repeated="9"/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0.9932924509048462</text:p>
          </table:table-cell>
          <table:table-cell table:number-columns-repeated="3"/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63740898668766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4534368515014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40</text:p>
          </table:table-cell>
          <table:table-cell table:number-columns-repeated="9"/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0.9931760430335999</text:p>
          </table:table-cell>
          <table:table-cell table:number-columns-repeated="3"/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6494975090027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2882544994354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41</text:p>
          </table:table-cell>
          <table:table-cell table:number-columns-repeated="9"/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0.9933565258979797</text:p>
          </table:table-cell>
          <table:table-cell table:number-columns-repeated="3"/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7998516559601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00382169087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42</text:p>
          </table:table-cell>
          <table:table-cell table:number-columns-repeated="9"/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0.9932301044464111</text:p>
          </table:table-cell>
          <table:table-cell table:number-columns-repeated="3"/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635011091828346</text:p>
          </table:table-cell>
          <table:table-cell table:number-columns-repeated="3"/>
          <table:table-cell table:number-columns-repeated="2" office:value-type="string" calcext:value-type="string">
            <text:p>COO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43</text:p>
          </table:table-cell>
          <table:table-cell table:number-columns-repeated="9"/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0.9933863282203674</text:p>
          </table:table-cell>
          <table:table-cell table:number-columns-repeated="3"/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114518880844116</text:p>
          </table:table-cell>
          <table:table-cell table:number-columns-repeated="3"/>
          <table:table-cell table:number-columns-repeated="2" office:value-type="string" calcext:value-type="string">
            <text:p>COO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44</text:p>
          </table:table-cell>
          <table:table-cell table:number-columns-repeated="9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2776255607605</text:p>
          </table:table-cell>
          <table:table-cell table:number-columns-repeated="3"/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41445243358612</text:p>
          </table:table-cell>
          <table:table-cell table:number-columns-repeated="3"/>
          <table:table-cell table:number-columns-repeated="2" office:value-type="string" calcext:value-type="string">
            <text:p>COO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45</text:p>
          </table:table-cell>
          <table:table-cell table:number-columns-repeated="9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30575144290924</text:p>
          </table:table-cell>
          <table:table-cell table:number-columns-repeated="3"/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644833341240883</text:p>
          </table:table-cell>
          <table:table-cell table:number-columns-repeated="3"/>
          <table:table-cell table:number-columns-repeated="2" office:value-type="string" calcext:value-type="string">
            <text:p>COO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46</text:p>
          </table:table-cell>
          <table:table-cell table:number-columns-repeated="9"/>
          <table:table-cell office:value-type="string" calcext:value-type="string">
            <text:p>Other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0.9939984083175659</text:p>
          </table:table-cell>
          <table:table-cell table:number-columns-repeated="3"/>
          <table:table-cell office:value-type="string" calcext:value-type="string">
            <text:p>BOL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498995780945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36384367942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_47</text:p>
          </table:table-cell>
          <table:table-cell table:number-columns-repeated="9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57286071777344</text:p>
          </table:table-cell>
          <table:table-cell table:number-columns-repeated="3"/>
          <table:table-cell table:number-columns-repeated="2" office:value-type="string" calcext:value-type="string">
            <text:p>COO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48</text:p>
          </table:table-cell>
          <table:table-cell table:number-columns-repeated="9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728428840637207</text:p>
          </table:table-cell>
          <table:table-cell table:number-columns-repeated="3"/>
          <table:table-cell table:number-columns-repeated="2" office:value-type="string" calcext:value-type="string">
            <text:p>COO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49</text:p>
          </table:table-cell>
          <table:table-cell table:number-columns-repeated="9"/>
          <table:table-cell office:value-type="string" calcext:value-type="string">
            <text:p>Othe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3829292356967926</text:p>
          </table:table-cell>
          <table:table-cell table:number-columns-repeated="3"/>
          <table:table-cell table:number-columns-repeated="2" office:value-type="string" calcext:value-type="string">
            <text:p>COO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50</text:p>
          </table:table-cell>
          <table:table-cell table:number-columns-repeated="9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3541921377182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14278867840767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51</text:p>
          </table:table-cell>
          <table:table-cell table:number-columns-repeated="9"/>
          <table:table-cell office:value-type="string" calcext:value-type="string">
            <text:p>Other</text:p>
          </table:table-cell>
          <table:table-cell office:value-type="string" calcext:value-type="string">
            <text:p>CS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13384425640106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52</text:p>
          </table:table-cell>
          <table:table-cell table:number-columns-repeated="9"/>
          <table:table-cell table:number-columns-repeated="2" office:value-type="string" calcext:value-type="string">
            <text:p>COO</text:p>
          </table:table-cell>
          <table:table-cell office:value-type="string" calcext:value-type="string">
            <text:p>0.9952941536903381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481316924095154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53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289704382419586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54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942454338074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55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681982040405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56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5038962364197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57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9988383054733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58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9983912706375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59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3490319252014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60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3594329357147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61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3909454345703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62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16582959890366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63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013813972473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64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519691467285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65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2570585012436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66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3570860028267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67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27638935297727585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68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38072669506073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69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5556201934814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70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217346906662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71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8799155950546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72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4268572330475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73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3280585408211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74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348402619362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75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36375427246094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76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4636631011963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77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5004575252533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age_78</text:p>
          </table:table-cell>
          <table:table-cell table:number-columns-repeated="9"/>
          <table:table-cell table:style-name="ce2" table:number-columns-repeated="3"/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0.37643828988075256</text:p>
          </table:table-cell>
          <table:table-cell table:number-columns-repeated="3"/>
          <table:table-cell table:style-name="ce2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2:12:50.874715103</meta:creation-date>
    <dc:date>2026-03-31T12:41:13.077709394</dc:date>
    <meta:editing-duration>PT27M48S</meta:editing-duration>
    <meta:editing-cycles>3</meta:editing-cycles>
    <meta:generator>LibreOffice/7.3.7.2$Linux_X86_64 LibreOffice_project/30$Build-2</meta:generator>
    <meta:document-statistic meta:table-count="1" meta:cell-count="1183" meta:object-count="0"/>
    <meta:user-defined meta:name="ProgId">Excel.Sheet</meta:user-defined>
  </office:meta>
</office:document-meta>
</file>